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f7129"/>
    </style:style>
    <style:style style:name="P3" style:family="paragraph" style:parent-style-name="Standard">
      <style:text-properties officeooo:paragraph-rsid="001dcb11"/>
    </style:style>
    <style:style style:name="P4" style:family="paragraph" style:parent-style-name="Standard">
      <style:text-properties officeooo:paragraph-rsid="00304c3f"/>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paragraph-rsid="001dcb11"/>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2">
      <style:text-properties officeooo:paragraph-rsid="001f7129"/>
    </style:style>
    <style:style style:name="P10" style:family="paragraph" style:parent-style-name="Standard">
      <style:text-properties officeooo:rsid="001f7129" officeooo:paragraph-rsid="001f7129"/>
    </style:style>
    <style:style style:name="P11" style:family="paragraph" style:parent-style-name="Standard" style:list-style-name="L3">
      <style:text-properties officeooo:rsid="002175dc" officeooo:paragraph-rsid="002175dc"/>
    </style:style>
    <style:style style:name="P12" style:family="paragraph" style:parent-style-name="Standard" style:list-style-name="L3">
      <style:text-properties officeooo:rsid="002175dc" officeooo:paragraph-rsid="00230c25"/>
    </style:style>
    <style:style style:name="P13" style:family="paragraph" style:parent-style-name="Standard" style:list-style-name="L3">
      <style:text-properties officeooo:rsid="00230c25" officeooo:paragraph-rsid="00230c25"/>
    </style:style>
    <style:style style:name="P14" style:family="paragraph" style:parent-style-name="Standard" style:list-style-name="L3">
      <style:text-properties officeooo:rsid="00230c25" officeooo:paragraph-rsid="00232b3a"/>
    </style:style>
    <style:style style:name="P15" style:family="paragraph" style:parent-style-name="Standard" style:list-style-name="L3">
      <style:text-properties officeooo:rsid="00232b3a" officeooo:paragraph-rsid="0024c4e2"/>
    </style:style>
    <style:style style:name="P16" style:family="paragraph" style:parent-style-name="Standard" style:list-style-name="L3">
      <style:text-properties officeooo:rsid="0030fd7a" officeooo:paragraph-rsid="0030fd7a"/>
    </style:style>
    <style:style style:name="P17" style:family="paragraph" style:parent-style-name="Standard" style:list-style-name="L3">
      <style:text-properties officeooo:rsid="0024c4e2" officeooo:paragraph-rsid="0036fa83"/>
    </style:style>
    <style:style style:name="P18" style:family="paragraph" style:parent-style-name="Standard">
      <style:text-properties officeooo:rsid="001dcb11" officeooo:paragraph-rsid="001dcb11"/>
    </style:style>
    <style:style style:name="T1" style:family="text">
      <style:text-properties fo:font-style="italic" style:font-style-asian="italic" style:font-style-complex="italic"/>
    </style:style>
    <style:style style:name="T2" style:family="text">
      <style:text-properties officeooo:rsid="001dcb11"/>
    </style:style>
    <style:style style:name="T3" style:family="text">
      <style:text-properties fo:color="#000000" style:font-name="Courier New" fo:font-size="10pt" style:font-size-asian="10pt"/>
    </style:style>
    <style:style style:name="T4" style:family="text">
      <style:text-properties fo:color="#000000" style:font-name="Courier New" fo:font-size="10pt" officeooo:rsid="001dcb11" style:font-size-asian="10pt"/>
    </style:style>
    <style:style style:name="T5" style:family="text">
      <style:text-properties fo:color="#000000" style:font-name="Courier New" fo:font-size="10pt" style:text-underline-style="solid" style:text-underline-width="auto" style:text-underline-color="font-color" style:font-size-asian="10pt"/>
    </style:style>
    <style:style style:name="T6" style:family="text">
      <style:text-properties officeooo:rsid="001f7129"/>
    </style:style>
    <style:style style:name="T7" style:family="text">
      <style:text-properties officeooo:rsid="0032f5f1"/>
    </style:style>
    <style:style style:name="T8" style:family="text">
      <style:text-properties officeooo:rsid="0034d400"/>
    </style:style>
    <style:style style:name="T9" style:family="text">
      <style:text-properties officeooo:rsid="0036fa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vordan lage et godt GUI (Web basert eller annet)</text:p>
      <text:p text:style-name="P1"/>
      <text:p text:style-name="Standard">Det viktigste er at det er bruks-effektivt. Med dette mener jeg at det skal være enkelt og intuitivt å bruke det for de brukere det gjelder. Dette er ikke det samme som at layouten skal være så fantastisk <text:s/>pen å se på med mange avanserte elementer og farger, jeg sverger til det enkle. En annen sak er at et veldig avansert GUI lett blir <text:s/>kostbart både å utvikle og vedlikeholde.</text:p>
      <text:p text:style-name="Standard"/>
      <text:p text:style-name="Standard">Jeg er ingen profesjonell GUI designer, men har lang erfaring innen utvikling av datasystemer generelt der GUI er en del av det. Hvis layout er viktig, så er dette egentlig et eget fagområde. Denne delen av programvare utvikling bør derfor ideelt sett frigjøres fra annen kode. Egentlig burde man ikke programmere GUI i det hele tatt. <text:span text:style-name="T1">God GUI skal tegnes, ikke programmeres eller konfigureres</text:span>. For å lage et vakkert hus starter man da å tegne eller med å se på de tekniske detaljene med bygningen? Det å programmere selve utseende hemmer etter min mening prosessen og tar for lang tid. Man får rett og slett feil fokus, et kodefokus <text:s/>i stedet GUI fokus.</text:p>
      <text:p text:style-name="Standard"/>
      <text:p text:style-name="Standard">Et GUI består i prinsippet av utseende og dialog.</text:p>
      <text:list xml:id="list218003631043045476" text:style-name="L1">
        <text:list-item>
          <text:p text:style-name="P7">Utseende: Det som brukeren til enhver tid ser på skjermen.</text:p>
          <text:list>
            <text:list-item>
              <text:p text:style-name="P7">GUI elementer (vinduer, felter, knapper, grafer, ..)</text:p>
            </text:list-item>
            <text:list-item>
              <text:p text:style-name="P7">Egenskaper ved GUI elementene (farger, bakgrunn, dynamikk)<text:line-break/></text:p>
            </text:list-item>
          </text:list>
        </text:list-item>
        <text:list-item>
          <text:p text:style-name="P7">Dialog: Hvordan brukeren kommuniserer med datamaskinen. Dialog består av:</text:p>
          <text:list>
            <text:list-item>
              <text:p text:style-name="P7">Validering av bruker input innenfor en dialog.</text:p>
            </text:list-item>
            <text:list-item>
              <text:p text:style-name="P7">Konvertering mellom intern datastruktur og vist datastruktur.</text:p>
            </text:list-item>
            <text:list-item>
              <text:p text:style-name="P7">Lagring og uthenting av data (CRUD). </text:p>
            </text:list-item>
            <text:list-item>
              <text:p text:style-name="P7">Dialogoverganger: Hvordan man navigerer fra en GUI dialog <text:s/>(vindu) til et annet.<text:line-break/>I dette ligger også muligheten til å ta med seg data mellom dialoger.<text:line-break/></text:p>
            </text:list-item>
          </text:list>
        </text:list-item>
      </text:list>
      <text:p text:style-name="Standard">CRUD inkluderer også konvertering og validering mellom intern datastruktur og lagrede <text:s/>data. <text:span text:style-name="T1">Et viktig poeng <text:s/>er at for brukeren bør det helst ikke være noen <text:s/>forskjell mellom den konvertering og validering som foregår på dette nivået og på nivået over.</text:span> F:eks: Data kan valideres for hvert eneste data felt og også når brukeren trykker lagre knappen. Dess tidligere brukeren får beskjed om feil, dess bedre er det. I mange tilfeller henger lovlige felt verdier i et felt sammen med lovlige verdier i et annet. <text:s/>Det siste tidspunktet som brukeren må få beskjed om dette er ved lagring, men helst skal dette skje før. Hvis man kan unngå slike feilmeldinger ved å begrense hva brukeren kan velge av felt verdier er det enda bedre.<text:line-break/><text:line-break/>Om feilmeldinger: Disse skal være forståelige og helst på samme språk som resten av brukergrensesnittet. <text:span text:style-name="T1">Feilmeldinger som kommer fra verktøy og databasekall skal helst ikke presenteres direkte til bruker, men oversettes til noe brukeren forstår</text:span>. Unntak: I praksis vil det være en del tilfeller der det dukker opp feilmeldinger som enten er svært vanskelig å tolke programmatisk, eller som er av en helt ny uventet type. Jeg mener at da er det bedre å presentere disse feilmeldingene slik de er enn å komme med en generell melding som er umulig å tolke. Legg gjerne «til ta kontakt med systemansvarlig etc.» for slike feilmeldinger. Alle slike meldinger bør selvsagt logges i tillegg. <text:s/>Jeg er i mot å bare vise disse i logg, fordi de da vil være vanskeligere å fange opp for seinere feilretting. Helst så bør alle feilmeldinger som kommer fra underliggende programvare ha et nummer i tillegg til tekst da dette letter feilretting.</text:p>
      <text:p text:style-name="Standard"/>
      <text:p text:style-name="Standard"/>
      <text:p text:style-name="Standard"/>
      <text:p text:style-name="P5">OM WEB GUI</text:p>
      <text:p text:style-name="Standard"/>
      <text:p text:style-name="Standard">Et web GUI «flyter» mer og har som regel en mer dynamisk layout enn enn et <text:s/>tradisjonelt Windows GUI, fordi de fleste elementers størrelse og posisjon beregnes relativt til hverandre. Dette har med HTML sine basis byggeklosser å gjøre, og spesielt container-elementer som tabell elementer og &lt;Div&gt; elementer. Web GUI elementenes posisjoner beregnes ut fra tilgjengelig plass til underliggende og foranliggende elementer. <text:line-break/><text:line-break/>Det koster gjerne 10-30% mer å utvikle et web GUI enn et tradisjonelt GUI, av følgende årsaker</text:p>
      <text:list xml:id="list1869850394323395733" text:style-name="L2">
        <text:list-item>
          <text:p text:style-name="P8">Alt hva man gjør må virke på <text:s/>nettleserne og standarder støttet av disse.</text:p>
        </text:list-item>
        <text:list-item>
          <text:p text:style-name="P8">HTML-standarden (inkludert CSS) er implementert ulikt på ulike nettlesere.</text:p>
        </text:list-item>
        <text:list-item>
          <text:p text:style-name="P8">Problemer knyttet til mer dynamisk layout og visuelle effekter.</text:p>
        </text:list-item>
        <text:list-item>
          <text:p text:style-name="P8">En blanding av &lt;tag&gt; baserte språk og andre høynivåspråk (JavaScript, Java, ..), som <text:s/>i tillegg til eventuelle GUI-design verktøy gir økt kompleksitet. Ofte så må koden transformeres i flere omganger og ender opp som HTML. Dette gir flere feilkilder. Man har også i praksis veldig mange ulike varianter av utviklings-plattformer som generer HTML, slik at det for uerfarne er vanskelig å få oversikt over hva man bør bruke.</text:p>
        </text:list-item>
        <text:list-item>
          <text:p text:style-name="P8">Web <text:s/>plattformene har det med å være mer eller mindre «tilstandsløse», dvs. hvordan håndtere persistens og dialogoverganger er enn viktig del av designet til en web applikasjon. Web ble opprinnelig laget for statisk innhold. Man bør velge et rammeverk som støtter dette på en god måte.</text:p>
        </text:list-item>
        <text:list-item>
          <text:p text:style-name="P8">Web baserte systemer er ofte tyngre å konfigurere enn andre systemer.</text:p>
        </text:list-item>
        <text:list-item>
          <text:p text:style-name="P9">Modenheten til utviklings-plattformer og biblioteker (men her blir det mindre og mindre forskjeller til tradisjonelt GUI). Jeg opplever fortsatt velge mange feil i fri programvare komponenter og at færre typer GUI komponenter støttes enn for tradisjonelt GUI.</text:p>
          <text:p text:style-name="P9"/>
          <text:p text:style-name="P9"/>
        </text:list-item>
      </text:list>
      <text:p text:style-name="P10">JSF (Java Server Faces) er etterhvert blitt en mindre vanlig teknologi å bruke, spesielt i Norge. I stedet brukes gjerne klientbaserte løsninger som Angular med Rest grensesnitt. Det som skal sies om JSF er at det internasjonalt fortsatt er mye brukt, spesielt for web applikasjoner for store organisasjoner. En fordel med JSF er at minneforbruk på klienten gjerne blir mindre enn med disse nye teknologiene og den genererte HTML koden vil som regel virke også på gamle enheter. På et tidlige tidspunkt var jeg veldig skeptisk til mye JavaScript. Dette har jeg etterhvert naturlig nok måttet gi opp. I dag vil omtrent ingen nettsider fungere hvis JavaScript skrus av. <text:line-break/><text:line-break/>Det er et lite inline script i eTorgTemplate.xhtml som essensielt gjør at JSF konstanter kan leses fra ekstern JavaScript fil (Void funksjon må være der ellers så blir ikke disse lest inn). Dette var lagt inn i kommentar tagg så nettlesere som ikke tolker JavaScript også vil fungere. Dette kan vi glemme i dag og fjerne kommentar-trikset.</text:p>
      <text:p text:style-name="P2"/>
      <text:p text:style-name="P2"><text:span text:style-name="T6">JSF er egentlig ikke spesielt egnet for typisk presentasjon av innhold (tekst, animasjoner og grafikk). Det tar for lang tid å lage f.eks. et nytt innslag i en blogg, slik jeg har brukt JSF direkte. Men dette gjelder også HTML generelt. Noe må legges oppå slik at dette blir enklere. Man blir for mye fokusert på taggene og for lite på teksten. Bruken av ressursfiler gjør det enkelt å ha den samme teksten på engelsk og på norsk. Men applikasjonen må lastes inn på nytt for å se resultatet av endringene i ressursfilene, en stor ulempe ved innskriving av tekst. Ressursfilene er nok bedre egnet til fortekster der man har en ren web applikasjon.</text:span><text:line-break/></text:p>
      <text:p text:style-name="P3"><text:span text:style-name="T2">RESPONSIVT DESIGN<text:line-break/><text:line-break/>Det ble på et tidspunkt foretatt en mobil tilpasning av ETorg. <text:line-break/>Viewport definert i eTorgTemplate.xhtml for tilpasning til mobil og nettbrett.<text:line-break/></text:span><text:soft-page-break/><text:span text:style-name="T2"><text:line-break/>Viewport er meta tag for mobiltelefoner og nettbrett. Viewport for mobil skal være større enn den virkelige skjermen. Verdien av viewPort i templaten blir overstyrt i css for mobil (små skjermer). <text:line-break/>Når vi endrer størrelsen på en vindu på PC, så er nye linjer satt <text:s/>inn på ulike plasser i en tekst seksjon. Dettte skjer ikke på et nettbrett eller mobiltelefon, i stedet endrer teksten størrelse. Så dette må være riktig i utgangspunktet.</text:span></text:p>
      <text:p text:style-name="P3"/>
      <text:p text:style-name="P4"><text:span text:style-name="T2">Hele layouten ble forenklet. Frames ble fjernet. Menyen ble flyttet fra siden til øverst. Nå er det i utgangspunktet bare en kolonne i applikasjonen der det er typisk tekstsider. Det er fortsatt litt utfordringer med å vise hele innholdet der man <text:s/>representerer en tabell i databasen med flere kolonner. Dette kan eventuelt løses ved å fjerne kolonner for mobilutgaven (er ikke gjort).<text:line-break/><text:line-break/>OPTIMALISERING AV KODE<text:line-break/><text:line-break/>Jeg oppdaget at Google ikke prioriter treige sider i søkemotorene sine, og at siden fikk dårlig score fra Google i tester. I tillegg hadde jeg problemer med å få opp applikasjon på toget, når web sidene blir rerutet gjennom brannmurer etc. Se </text:span><text:a xlink:type="simple" xlink:href="https://developers.google.com/speed/pagespeed/insights/" text:style-name="Internet_20_link" text:visited-style-name="Visited_20_Internet_20_Link"><text:span text:style-name="T2">https://developers.google.com/speed/pagespeed/insights/</text:span></text:a><text:span text:style-name="T2"><text:line-break/>Det som ble gjort for å rett på dette i 2017:<text:line-break/></text:span></text:p>
      <text:list xml:id="list3012530803912163805" text:style-name="L3">
        <text:list-item>
          <text:p text:style-name="P11">Sette PROJECT_STAGE i web.sml til PRODUCTION før nedlasting til produksjon. Dette hjalp ikke veldig i seg selv på ytelsen, men gjorde at man også kunne cashe statiske ressurser. Det var ren sløvhet fra min side at jeg ikke hadde endret dette tidligere. </text:p>
        </text:list-item>
        <text:list-item>
          <text:p text:style-name="P12">Statiske ressurser som leses med JSF XHTML tagger cashes nå i ca 30 dager, etter Googles anbefalinger. Dette gir noe raskere side, og ga mer poeng på Google testverktøy. Dette gjører med enkelt tillegg i web.xml parameter com.sun.faces.defaultResourceMaxAge. Dette er også en veldig enkel endring som ikke krever kodeendringer eller endring i XHTML. Linker til css &lt;link rel=»stylesheet»&gt; ble ersattet av &lt;h:OutputStyleSheet&gt;, for at caching skulle fungere. Men da måtte en Internet Explorer spesialtilpasning av Stylesheet fjernes. Men det virker som om denne svakheten med denne nettleseren uansett er borte, så det spiller ingen rolle.</text:p>
        </text:list-item>
        <text:list-item>
          <text:p text:style-name="P13">Innføring av GZip komprimering ved innlasting av sider. Dette er web tjener avhengig og settes i server.xml i Tomcat på tjener. Dette var det som hjalp mest på responstiden og økte poengene i Google testverktøy veldig.</text:p>
        </text:list-item>
        <text:list-item>
          <text:p text:style-name="P14">Fjerning av unødvendige kommentarer i XHTML, spesielt for eTorgTemplate.xhtml. </text:p>
        </text:list-item>
        <text:list-item>
          <text:p text:style-name="P15">Annen «minifisering» som oppdaget av Googles testside. Dette går på å fjerne alle unødvendige tegn (blanke og eventuelt andre i koden). Dette er ikke gjort foreløpig. Det finnes spesialverktøy som gjør dette. Men dette tar tid hvis det må kjøres igjennom for hver produksjons-setting. Det er også et poeng at original XHTML skal være rimelig lesbart.</text:p>
        </text:list-item>
        <text:list-item>
          <text:p text:style-name="P16">Elliminer «render blocking» Javascript og CSS. Helt umulig å gjøre dette med CSS hvis &lt;h;OutputStyleSheet&gt; er brukt <text:span text:style-name="T8">som må plasseres i header. Dette k</text:span>an gjøres med Javascript ved å sette target=»body» <text:span text:style-name="T7">parameteren</text:span>. Men jeg har inkludert Primefaces som introduserer det samme problemet. <text:span text:style-name="T7">Men her skal en huske på at Primefaces og dette andre blir cachet, så problemet er kun ved første gangs innlasting. Det er delvis mulig å fikse dette med Primefaces referert til nettsøk med avanserte metoder, anbefales egentlig ikke of gidder ikke dette.</text:span></text:p>
        </text:list-item>
        <text:list-item>
          <text:p text:style-name="P17">En reduksjon av antall GET kall. For hver innlasting av eksterne ressurser som CSS og bilder blir det et ekstra kall. Dette kan være 10 eller mer per side i ETorg. Men disse kjøres ofte i parallell, og dermed blir besparelsen liten. Dvs. det er ikke sikkert at det går noe raskere ved å ha en CSS fil i stedet for to. Det krever en litt nøyaktig analyse, der man ser på hvilke kall som i dag kjøres etter hverandre, for å optimalisere dette. </text:p>
        </text:list-item>
        <text:list-item>
          <text:p text:style-name="P17"><text:span text:style-name="T9">Sett KeepAlive til On. Dette er gjort <text:s/>i Apache web server httpd.conf (MaxKeepAliveRequests = 50, KeepAliveTimeout satt ned til 5. Litt usikker på </text:span><text:soft-page-break/><text:span text:style-name="T9">konsekvensene da dette kan være mer ressurskrevende for server.</text:span><text:line-break/><text:line-break/></text:p>
        </text:list-item>
      </text:list>
      <text:p text:style-name="P6"><text:span text:style-name="T3">*</text:span><text:span text:style-name="T4">) Engelsk tekst: </text:span><text:span text:style-name="T3">Meta tag for mobile phones and tablet. Viewport for mobile should be bigger than actual display. The value set her is overridden in </text:span><text:span text:style-name="T5">css</text:span><text:span text:style-name="T3"> for mobile (small screens).When resizing a window on a PC, new lines are inserted at different places in a text section. This does not happen on a tablet or mobile phone, instead the text is resized. </text:span><text:span text:style-name="T4">So this has to be initially set right...</text:span></text:p>
      <text:p text:style-name="P1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s Reier Sigmond</meta:initial-creator>
    <meta:creation-date>2011-01-31T10:24:53.52</meta:creation-date>
    <meta:generator>LibreOffice/5.0.5.2$Windows_x86 LibreOffice_project/55b006a02d247b5f7215fc6ea0fde844b30035b3</meta:generator>
    <dc:date>2017-05-21T17:40:54.712000000</dc:date>
    <meta:editing-duration>PT3H56M45S</meta:editing-duration>
    <meta:editing-cycles>63</meta:editing-cycles>
    <meta:document-statistic meta:table-count="0" meta:image-count="0" meta:object-count="0" meta:page-count="5" meta:paragraph-count="38" meta:word-count="1861" meta:character-count="11269" meta:non-whitespace-character-count="9429"/>
  </office:meta>
</office:document-meta>
</file>